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3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4" style:family="paragraph" style:parent-style-name="Standard">
      <style:text-properties officeooo:paragraph-rsid="001c9f96"/>
    </style:style>
    <style:style style:name="P25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6" style:family="paragraph" style:parent-style-name="Standard">
      <style:text-properties officeooo:paragraph-rsid="01fa5fa1"/>
    </style:style>
    <style:style style:name="P27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8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6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7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6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0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3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4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5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valor_provento" text:name="py3o.line.one.valor_provento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two.valor_provento" text:name="py3o.line.two.valor_provento"/>
        <text:user-field-decl office:value-type="string" office:string-value="line.three.valor_provento" text:name="py3o.line.three.valor_provento"/>
        <text:user-field-decl office:value-type="string" office:string-value="line.one.valor_deducao_fmt" text:name="py3o.line.one.valor_deducao_fmt"/>
        <text:user-field-decl office:value-type="string" office:string-value="line.two.valor_deducao_fmt" text:name="py3o.line.two.valor_deducao_fmt"/>
        <text:user-field-decl office:value-type="string" office:string-value="line.three.valor_deducao_fmt" text:name="py3o.line.three.valor_deducao_fmt"/>
        <text:user-field-decl office:value-type="string" office:string-value="line.one.valor_provento_fmt" text:name="py3o.line.one.valor_provento_fmt"/>
        <text:user-field-decl office:value-type="string" office:string-value="line.two.valor_provento_fmt" text:name="py3o.line.two.valor_provento_fmt"/>
        <text:user-field-decl office:value-type="string" office:string-value="line.three.valor_provento_fmt" text:name="py3o.line.three.valor_provento_fmt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</text:user-field-decls>
      <text:p text:style-name="P37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TERMO DE RESCISÃO DE CONTRATO DE TRABALHO - TRCT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3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2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2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6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6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6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6"><text:user-field-get text:name="py3o.object.company_id.zip">object.company_id.zip</text:user-field-get></text:p>
          </table:table-cell>
          <table:table-cell table:style-name="Table1.D4" office:value-type="string">
            <text:p text:style-name="P30">08 CNAE</text:p>
            <text:p text:style-name="P30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3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9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2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1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6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0"><text:user-field-get text:name="py3o.line.one.valor_provento_fmt">line.one.valor_provento_fmt</text:user-field-get></text:p>
          </table:table-cell>
          <table:covered-table-cell/>
          <table:table-cell table:style-name="Table4.F20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6"><text:user-field-get text:name="py3o.line.two.valor_provento_fmt">line.two.valor_provento_fmt</text:user-field-get></text:p>
          </table:table-cell>
          <table:table-cell table:style-name="Table4.K20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6"><text:user-field-get text:name="py3o.line.three.valor_provento_fmt">line.three.valor_provento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5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3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7">TOTAL RESCISÓRIO BRUTO (R$)</text:p>
          </table:table-cell>
          <table:covered-table-cell/>
          <table:covered-table-cell/>
          <table:table-cell table:style-name="Table4.K25" office:value-type="string">
            <text:p text:style-name="P53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1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9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4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50"><text:user-field-get text:name="py3o.line.one.valor_deducao_fmt">line.one.valor_deducao_fmt</text:user-field-get></text:p>
          </table:table-cell>
          <table:covered-table-cell/>
          <table:table-cell table:style-name="Table4.F31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6"><text:user-field-get text:name="py3o.line.two.valor_deducao_fmt">line.two.valor_deducao_fmt</text:user-field-get></text:p>
          </table:table-cell>
          <table:table-cell table:style-name="Table4.K31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6"><text:user-field-get text:name="py3o.line.three.valor_deducao_fmt">line.three.valor_deducao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40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7"/>
          </table:table-cell>
          <table:covered-table-cell/>
          <table:covered-table-cell/>
          <table:table-cell table:style-name="Table4.D35" table:number-columns-spanned="2" office:value-type="string">
            <text:p text:style-name="P44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7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9" table:number-columns-spanned="14" office:value-type="string">
            <text:p text:style-name="P24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4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8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9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8-08T23:00:27.747940923</dc:date>
    <meta:editing-duration>P5DT15H10M28S</meta:editing-duration>
    <meta:editing-cycles>448</meta:editing-cycles>
    <meta:generator>LibreOffice/5.1.6.2$Linux_X86_64 LibreOffice_project/10m0$Build-2</meta:generator>
    <meta:document-statistic meta:table-count="4" meta:image-count="0" meta:object-count="0" meta:page-count="2" meta:paragraph-count="135" meta:word-count="397" meta:character-count="3740" meta:non-whitespace-character-count="3476"/>
    <meta:user-defined meta:name="decimal_separator">,</meta:user-defined>
    <meta:user-defined meta:name="digit_separator">.</meta:user-defined>
    <meta:user-defined meta:name="float_format">"%.2f"</meta:user-defined>
  </office:meta>
</office:document-meta>
</file>